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2A75E08E963.jpg" manifest:media-type="image/jpeg"/>
  <manifest:file-entry manifest:full-path="Pictures/10000200000001DC00000227954EB9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Helvetica" svg:font-family="Helvetica, 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margin-top="0cm" fo:margin-bottom="0cm" style:contextual-spacing="false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margin-top="0cm" fo:margin-bottom="0cm" style:contextual-spacing="false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margin-top="0cm" fo:margin-bottom="0cm" style:contextual-spacing="false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margin-top="0cm" fo:margin-bottom="0cm" style:contextual-spacing="false"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fo:margin-top="0cm" fo:margin-bottom="0cm" style:contextual-spacing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8" style:family="paragraph" style:parent-style-name="Header">
      <style:paragraph-properties fo:margin-top="0cm" fo:margin-bottom="0cm" style:contextual-spacing="false"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9" style:family="paragraph" style:parent-style-name="Header">
      <style:paragraph-properties fo:margin-top="0cm" fo:margin-bottom="0cm" style:contextual-spacing="false"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 style:contextual-spacing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12" style:family="paragraph" style:parent-style-name="Text_20_body">
      <style:paragraph-properties fo:margin-top="0cm" fo:margin-bottom="0cm" style:contextual-spacing="false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Text_20_body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fo:color="#000080" style:font-name="Arial" fo:font-size="10pt" fo:letter-spacing="normal" fo:language="ca" fo:country="ES" fo:font-style="normal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top="0.176cm" fo:margin-bottom="0.176cm" style:contextual-spacing="false" fo:text-align="justify" style:justify-single-word="false" style:snap-to-layout-grid="false"/>
    </style:style>
    <style:style style:name="P18" style:family="paragraph" style:parent-style-name="Text_20_body">
      <style:paragraph-properties fo:margin-top="0.176cm" fo:margin-bottom="0.176cm" style:contextual-spacing="false" fo:break-before="page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font-style="normal" style:font-style-asian="normal" style:font-style-complex="normal"/>
    </style:style>
    <style:style style:name="P20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fo:font-variant="normal" fo:text-transform="none" fo:color="#000000" style:font-name="Helvetica" fo:font-size="11.25pt" fo:letter-spacing="normal" fo:font-style="normal" fo:font-weight="bold"/>
    </style:style>
    <style:style style:name="P25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6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 officeooo:rsid="001e4f2e" officeooo:paragraph-rsid="001e4f2e"/>
    </style:style>
    <style:style style:name="P27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 officeooo:rsid="001f5b40" officeooo:paragraph-rsid="001f5b40"/>
    </style:style>
    <style:style style:name="P28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 officeooo:rsid="001fcdaa" officeooo:paragraph-rsid="001fcdaa"/>
    </style:style>
    <style:style style:name="P29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 officeooo:rsid="0029b457" officeooo:paragraph-rsid="0029b457"/>
    </style:style>
    <style:style style:name="P30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 officeooo:rsid="002aa0a8" officeooo:paragraph-rsid="002aa0a8"/>
    </style:style>
    <style:style style:name="P31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language="ca" fo:country="ES" fo:font-style="normal" fo:font-weight="normal" officeooo:rsid="00280173" officeooo:paragraph-rsid="00280173" fo:background-color="transparent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P32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language="ca" fo:country="ES" fo:font-style="normal" fo:font-weight="normal" officeooo:rsid="002aa0a8" officeooo:paragraph-rsid="002aa0a8" fo:background-color="transparent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P33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Text_20_body" style:list-style-name="L2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Text_20_body" style:list-style-name="L2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paragraph-rsid="00262f2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paragraph-rsid="00262f2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7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paragraph-rsid="002770f6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rsid="00262f2a" officeooo:paragraph-rsid="00262f2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rsid="002770f6" officeooo:paragraph-rsid="002770f6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Text_20_body">
      <style:paragraph-properties fo:margin-top="0cm" fo:margin-bottom="0.101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rsid="0027f52f" officeooo:paragraph-rsid="0027f52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Text_20_body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paragraph-rsid="002412f8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Text_20_body" style:list-style-name="L2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fo:font-variant="normal" fo:text-transform="none" style:font-name="Arial" fo:font-size="10pt" fo:letter-spacing="normal" fo:language="ca" fo:country="ES" fo:font-style="normal" fo:font-weight="normal" officeooo:rsid="002412f8" officeooo:paragraph-rsid="002412f8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ize="8pt" fo:font-style="italic" fo:background-color="transparent" loext:char-shading-value="0" style:font-size-asian="8pt" style:font-style-asian="italic" style:font-size-complex="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4f2e"/>
    </style:style>
    <style:style style:name="T5" style:family="text">
      <style:text-properties officeooo:rsid="00221ce0"/>
    </style:style>
    <style:style style:name="T6" style:family="text">
      <style:text-properties officeooo:rsid="00221ce0" fo:background-color="#ffff00" loext:char-shading-value="0"/>
    </style:style>
    <style:style style:name="T7" style:family="text">
      <style:text-properties officeooo:rsid="002412f8" fo:background-color="#ffff00" loext:char-shading-value="0"/>
    </style:style>
    <style:style style:name="T8" style:family="text">
      <style:text-properties officeooo:rsid="002412f8"/>
    </style:style>
    <style:style style:name="T9" style:family="text">
      <style:text-properties officeooo:rsid="00262f2a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officeooo:rsid="00262f2a"/>
    </style:style>
    <style:style style:name="T12" style:family="text">
      <style:text-properties officeooo:rsid="002770f6"/>
    </style:style>
    <style:style style:name="T13" style:family="text">
      <style:text-properties officeooo:rsid="00280173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4">ASIX M04 Llenguatge de Marques i Sistemes de Gestió de la Informació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7">Nom: <text:s/><text:span text:style-name="T4">Aaron Andal</text:span></text:p>
          </table:table-cell>
          <table:table-cell table:style-name="Tabla1.B2" table:number-rows-spanned="3" office:value-type="string">
            <text:p text:style-name="P17">Nota:</text:p>
          </table:table-cell>
        </table:table-row>
        <table:table-row table:style-name="Tabla1.1">
          <table:table-cell table:style-name="Tabla1.A2" office:value-type="string">
            <text:p text:style-name="P17">Data: 1 abril de 2016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7">Professor: Carlos Sancho</text:p>
          </table:table-cell>
          <table:covered-table-cell/>
        </table:table-row>
      </table:table>
      <text:p text:style-name="P22"/>
      <text:p text:style-name="P21"/>
      <text:p text:style-name="P21">Prova escrita UF2. Xpath, XQuery</text:p>
      <text:p text:style-name="P20"/>
      <text:p text:style-name="P20">Temps disponible: <text:s/>2 hores.</text:p>
      <text:p text:style-name="P19"/>
      <text:p text:style-name="P19">Responeu les preguntes posant el codi corresponent a sota.</text:p>
      <text:p text:style-name="P19">Lliureu el document amb el format <text:span text:style-name="T2">Cognom_Nom.odt</text:span></text:p>
      <text:p text:style-name="P13"/>
      <text:p text:style-name="P13">Pregunta 1 (5 punts, cada apartat 0,5)</text:p>
      <text:p text:style-name="P14">Donat el fitxer “<text:span text:style-name="T3">institut.xm</text:span>l” que trobareu al Moodle, se us demanen les següents consultes Xpath:</text:p>
      <text:p text:style-name="P12"/>
      <text:list xml:id="list70747970897490769" text:style-name="L1">
        <text:list-item>
          <text:p text:style-name="P25">Quin és el nom de tots els alumnes?</text:p>
          <text:p text:style-name="P25">//<text:span text:style-name="T4">nom</text:span></text:p>
        </text:list-item>
        <text:list-item>
          <text:p text:style-name="P25">Quants professors tenim?</text:p>
          <text:p text:style-name="P26">count(//professor)</text:p>
        </text:list-item>
        <text:list-item>
          <text:p text:style-name="P25">Nom dels alumnes de Barcelona que s'han matriculat l'any 2010?</text:p>
          <text:p text:style-name="P27">//alumne[any="2010" and poblacio="Barcelona"]/nom</text:p>
        </text:list-item>
        <text:list-item>
          <text:p text:style-name="P25">De quines poblacions són els alumnes que fan l'assignatura d'XML?</text:p>
          <text:p text:style-name="P28">//alumne/credits[assignatura="XML"]/../poblacio</text:p>
        </text:list-item>
        <text:list-item>
          <text:p text:style-name="P25">Quins alumnes fan 2 assignatures?</text:p>
          <text:p text:style-name="P31">//alumne/nom[count(//alumne/nom/assignatura)=2]</text:p>
        </text:list-item>
        <text:list-item>
          <text:p text:style-name="P25">Quina assignatura fa el professor que es diu de cognom "Perdut"?</text:p>
          <text:p text:style-name="P28">//professor[contains(nom,"Perdut")]/assignatura</text:p>
        </text:list-item>
        <text:list-item>
          <text:p text:style-name="P25">En quines assignatures hi ha algun alumne de Badalona?</text:p>
          <text:p text:style-name="P32">//alumne[poblacio="Badalona"]/credits/assignatura</text:p>
        </text:list-item>
        <text:list-item>
          <text:p text:style-name="P25">Quins alumnes de Barcelona que no estan matriculats a XML?</text:p>
          <text:p text:style-name="P31">//alumne[poblacio="Barcelona"][credits/assignatura!="XML"]/nom</text:p>
        </text:list-item>
        <text:list-item>
          <text:p text:style-name="P25">Quins alumnes estan matriculats a alguna assignatura que imparteix Pere Garcia?</text:p>
          <text:p text:style-name="P29">//alumne[credits/assignatura="XML"]/nom</text:p>
        </text:list-item>
        <text:list-item>
          <text:p text:style-name="P25">Quin és el nom dels professors imparteixen alguna assignatura a l'alumne “Federicu Pi”?</text:p>
          <text:p text:style-name="P30">//alumne[nom="Federicu Pi"]/credits/assignatura </text:p>
          <text:p text:style-name="P30">union </text:p>
          <text:p text:style-name="P30">//professor/nom</text:p>
        </text:list-item>
      </text:list>
      <text:p text:style-name="P11"/>
      <text:p text:style-name="P10"/>
      <text:p text:style-name="P13"><text:soft-page-break/></text:p>
      <text:p text:style-name="P18">Pregunta 2 (5 punts, cada apartat 0,5)</text:p>
      <text:p text:style-name="P15">Donat el fitxer “<text:span text:style-name="T3">proven.xml”</text:span> que trobareu al Moodle, afegiu-lo a la base de dades BaseX i apliqueu les expressions FLWOR adients, per tal de fer les següents consultes Xquery:</text:p>
      <text:list xml:id="list2665914883324273357" text:style-name="L2">
        <text:list-item>
          <text:p text:style-name="P35">Retorna les assignatures s'imparteixen a l'aula 18 amb l'etiqueta &lt;assignatura&gt; per a cadascuna<text:tab/></text:p>
        </text:list-item>
      </text:list>
      <text:p text:style-name="P36"><text:span text:style-name="T8"><text:tab/></text:span></text:p>
      <text:p text:style-name="P37"><text:span text:style-name="T8"><text:tab/>for $z in doc("proven.xml")//assignatura </text:span></text:p>
      <text:p text:style-name="P39"><text:tab/>where $z/aula=18 </text:p>
      <text:p text:style-name="P39"><text:tab/>return &lt;assignatura&gt;{data($z/nom)}&lt;/assignatura&gt;</text:p>
      <text:list xml:id="list204038286180031" text:continue-numbering="true" text:style-name="L2">
        <text:list-header>
          <text:p text:style-name="P42"/>
        </text:list-header>
        <text:list-item>
          <text:p text:style-name="P34">Extreu el nom de les assignatures amb preu de tipus ”crèdit” ordenades per nombre d'alumnes.</text:p>
        </text:list-item>
      </text:list>
      <text:p text:style-name="P41"><text:tab/>for $z in doc("<text:span text:style-name="T8">proven.xml</text:span>")//assignatura <text:s/></text:p>
      <text:p text:style-name="P41"><text:tab/>where $z/preu[@tipo="<text:span text:style-name="T8">crèdit</text:span>"]</text:p>
      <text:p text:style-name="P41"><text:tab/><text:span text:style-name="T9">order by $z/alumnes descending</text:span></text:p>
      <text:p text:style-name="P41"><text:s text:c="2"/><text:tab/>return ( $z/nom)</text:p>
      <text:p text:style-name="P23"><text:tab/></text:p>
      <text:list xml:id="list204038286186901" text:continue-numbering="true" text:style-name="L2">
        <text:list-item>
          <text:p text:style-name="P34">Retorna el nom de tots els professors. El nom no s'ha de repetir.</text:p>
        </text:list-item>
      </text:list>
      <text:p text:style-name="P23"/>
      <text:p text:style-name="P36"><text:tab/><text:span text:style-name="T9">for $z in distinct-values(doc("proven.xml")//professor) <text:s/></text:span></text:p>
      <text:p text:style-name="P38"><text:tab/>return &lt;nom&gt;{data($z)}&lt;/nom&gt;</text:p>
      <text:p text:style-name="P36"/>
      <text:list xml:id="list204038286179965" text:continue-numbering="true" text:style-name="L2">
        <text:list-item>
          <text:p text:style-name="P34">Quantes assignatures imparteix el professor Juan Luis Corral?</text:p>
        </text:list-item>
      </text:list>
      <text:p text:style-name="P23"/>
      <text:p text:style-name="P36"><text:tab/><text:span text:style-name="T10">count (for $z in doc("</text:span><text:span text:style-name="T11">proven.xml</text:span><text:span text:style-name="T10">")//assignatura <text:s/></text:span></text:p>
      <text:p text:style-name="P36"><text:span text:style-name="T10"><text:tab/>where <text:tab/>$z/professor="Juan Luis Corral" </text:span></text:p>
      <text:p text:style-name="P36"><text:span text:style-name="T10"><text:tab/>return ( $z))</text:span></text:p>
      <text:p text:style-name="P36"><text:span text:style-name="T10"/></text:p>
      <text:list xml:id="list204038286174007" text:continue-numbering="true" text:style-name="L2">
        <text:list-item>
          <text:p text:style-name="P34">Quin és el nom de les assignatures amb pagament per crèdits s'imparteixen a l'aula 17?</text:p>
        </text:list-item>
      </text:list>
      <text:p text:style-name="P23"/>
      <text:p text:style-name="P36"><text:tab/><text:span text:style-name="T9">for $z in doc(</text:span><text:span text:style-name="T11">"proven.xml"</text:span><text:span text:style-name="T9">)//assignatura[</text:span><text:a xlink:type="simple" xlink:href="mailto:preu/@tipo"><text:span text:style-name="T9">preu/@tipo</text:span></text:a><text:span text:style-name="T9">=</text:span><text:span text:style-name="T11">"crèdit" and aula=17</text:span><text:span text:style-name="T9">]</text:span></text:p>
      <text:p text:style-name="P36"><text:tab/><text:span text:style-name="T9">return &lt;assignatura&gt;{data($z/nom)}&lt;/assignatura&gt;</text:span></text:p>
      <text:p text:style-name="P36"/>
      <text:list xml:id="list204038286180261" text:continue-numbering="true" text:style-name="L2">
        <text:list-item>
          <text:p text:style-name="P34">Retorna una llista html (&lt;ul&gt;&lt;li&gt;&lt;/li&gt;...&lt;/ul&gt;) amb el nom de les assignatures de tipus hores tenen més de 18 alumnes.</text:p>
        </text:list-item>
      </text:list>
      <text:p text:style-name="P23"/>
      <text:p text:style-name="P23"><text:tab/></text:p>
      <text:p text:style-name="P23"><text:tab/><text:span text:style-name="T9">&lt;ul&gt; {</text:span></text:p>
      <text:p text:style-name="P36"><text:tab/><text:tab/><text:span text:style-name="T9">for $z in doc(</text:span><text:span text:style-name="T11">"</text:span><text:span text:style-name="T9">proven.xml</text:span><text:span text:style-name="T11">"</text:span><text:span text:style-name="T9">)//assignatura[</text:span><text:a xlink:type="simple" xlink:href="mailto:preu@tipo"><text:span text:style-name="T9">preu/@tipo</text:span></text:a><text:span text:style-name="T9">=</text:span><text:span text:style-name="T11">"hores"</text:span><text:span text:style-name="T9">]</text:span></text:p>
      <text:p text:style-name="P36"><text:tab/><text:tab/><text:span text:style-name="T9">where $z/alumnes&gt;18</text:span></text:p>
      <text:p text:style-name="P38"><text:tab/><text:tab/>return &lt;li&gt;{data($<text:span text:style-name="T12">z</text:span>/nom)}&lt;/li&gt;</text:p>
      <text:p text:style-name="P38"><text:soft-page-break/>}</text:p>
      <text:p text:style-name="P38">&lt;/ul&gt;</text:p>
      <text:p text:style-name="P36"><text:tab/><text:tab/></text:p>
      <text:p text:style-name="P23"/>
      <text:p text:style-name="P23"/>
      <text:list xml:id="list204038286160825" text:continue-numbering="true" text:style-name="L2">
        <text:list-item>
          <text:p text:style-name="P34">Quina és la capacitat total d'alumnes de les aules de la planta 2?</text:p>
        </text:list-item>
      </text:list>
      <text:p text:style-name="P23"/>
      <text:p text:style-name="P40"><text:tab/>for $z in doc("proven.xml")//aula[planta="2"]</text:p>
      <text:p text:style-name="P40"><text:tab/>return ($z/capacitat)</text:p>
      <text:p text:style-name="P23"/>
      <text:list xml:id="list204038286180308" text:continue-numbering="true" text:style-name="L2">
        <text:list-item>
          <text:p text:style-name="P34">Retorna el nom de les assignatures que només tenen un professor. Per cada assignatura retornaràs una etiqueta assignatura i dintre el seu nom i entre parèntesi el nombre d'alumnes.</text:p>
          <text:p text:style-name="P34"/>
          <text:p text:style-name="P34">Exemple: &lt;assignatura&gt;Química (20) &lt;/assignatura&gt;</text:p>
        </text:list-item>
      </text:list>
      <text:p text:style-name="P23"/>
      <text:p text:style-name="P23"><text:tab/></text:p>
      <text:list xml:id="list204038286180653" text:continue-numbering="true" text:style-name="L2">
        <text:list-header>
          <text:p text:style-name="P34"/>
        </text:list-header>
        <text:list-item>
          <text:p text:style-name="P34">Retorna totes les assignatures amb els seus professors en el següent format:</text:p>
          <text:p text:style-name="P34"/>
          <text:p text:style-name="P34">&lt;assignatura&gt;</text:p>
          <text:list>
            <text:list-header>
              <text:p text:style-name="P34">&lt;nom&gt;&lt;/nom&gt;</text:p>
              <text:p text:style-name="P34">&lt;professors&gt;</text:p>
              <text:list>
                <text:list-item>
                  <text:list>
                    <text:list-header>
                      <text:p text:style-name="P34">&lt;nom&gt;...&lt;/nom&gt;</text:p>
                      <text:p text:style-name="P34">&lt;nom&gt;...&lt;/nom&gt;</text:p>
                      <text:p text:style-name="P34">....</text:p>
                    </text:list-header>
                  </text:list>
                </text:list-item>
              </text:list>
              <text:p text:style-name="P34">&lt;/professors&gt;</text:p>
            </text:list-header>
          </text:list>
        </text:list-item>
      </text:list>
      <text:p text:style-name="P23"><text:tab/>&lt;/assignatura&gt;</text:p>
      <text:p text:style-name="P23"/>
      <text:list xml:id="list204038286192665" text:continue-numbering="true" text:style-name="L2">
        <text:list-item>
          <text:p text:style-name="P34">Retorna de cada assignatura el seu nom, l'aula en que s'imparteix, els <text:s/>alumnes <text:s/>i la capacitat de l'aula.</text:p>
        </text:list-item>
      </text:list>
      <text:p text:style-name="P2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Helvetica" svg:font-family="Helvetica, 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size-asian="12pt" style:font-size-complex="12pt" fo:hyphenate="false" fo:hyphenation-remain-char-count="2" fo:hyphenation-push-char-count="2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style:contextual-spacing="false" fo:text-align="justify" style:justify-single-word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margin-top="0cm" fo:margin-bottom="0cm" style:contextual-spacing="false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margin-top="0cm" fo:margin-bottom="0cm" style:contextual-spacing="false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margin-top="0cm" fo:margin-bottom="0cm" style:contextual-spacing="false"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margin-top="0cm" fo:margin-bottom="0cm" style:contextual-spacing="false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fo:margin-top="0cm" fo:margin-bottom="0cm" style:contextual-spacing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P8" style:family="paragraph" style:parent-style-name="Header">
      <style:paragraph-properties fo:margin-top="0cm" fo:margin-bottom="0cm" style:contextual-spacing="false" fo:text-align="end" style:justify-single-word="false" style:snap-to-layout-grid="false">
        <style:tab-stops/>
      </style:paragraph-properties>
    </style:style>
    <style:style style:name="MP9" style:family="paragraph" style:parent-style-name="Header">
      <style:paragraph-properties fo:margin-top="0cm" fo:margin-bottom="0cm" style:contextual-spacing="false"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T1" style:family="text">
      <style:text-properties fo:font-size="8pt" fo:font-style="italic" fo:background-color="transparent" loext:char-shading-value="0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3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7"><draw:image xlink:href="Pictures/10000000000002B1000002A75E08E963.jpg" xlink:type="simple" xlink:show="embed" xlink:actuate="onLoad"/><draw:contour-polygon svg:width="18.529cm" svg:height="17.688cm" svg:viewBox="0 0 18529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6">e-mail: a8019401@xtec.cat</text:p>
              <text:p text:style-name="MP6">web: http://www.ies-provenza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7"/>
            </table:table-cell>
            <table:table-cell table:style-name="Tabla4.A1" office:value-type="string">
              <text:p text:style-name="MP7"/>
            </table:table-cell>
            <table:table-cell table:style-name="Tabla4.A1" office:value-type="string">
              <text:p text:style-name="MP8"><text:span text:style-name="Page_20_Number"><text:span text:style-name="MT1"/></text:span></text:p>
            </table:table-cell>
          </table:table-row>
          <table:table-row table:style-name="Tabla4.1">
            <table:table-cell table:style-name="Tabla4.A2" office:value-type="string">
              <text:p text:style-name="MP7"/>
            </table:table-cell>
            <table:table-cell table:style-name="Tabla4.A2" office:value-type="string">
              <text:p text:style-name="MP7"/>
            </table:table-cell>
            <table:table-cell table:style-name="Tabla4.A2" office:value-type="string">
              <text:p text:style-name="MP9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</meta:initial-creator>
    <meta:creation-date>2009-10-21T00:16:00</meta:creation-date>
    <dc:date>2016-04-01T20:40:38.199000000</dc:date>
    <meta:print-date>2015-04-23T11:14:00.416000000</meta:print-date>
    <meta:editing-cycles>61</meta:editing-cycles>
    <meta:editing-duration>PT5H17M21S</meta:editing-duration>
    <meta:generator>LibreOffice/4.2.5.2$Windows_x86 LibreOffice_project/61cb170a04bb1f12e77c884eab9192be736ec5f5</meta:generator>
    <meta:document-statistic meta:table-count="3" meta:image-count="2" meta:object-count="0" meta:page-count="4" meta:paragraph-count="91" meta:word-count="497" meta:character-count="3755" meta:non-whitespace-character-count="3313"/>
    <meta:user-defined meta:name="Información 1"/>
    <meta:user-defined meta:name="Información 2"/>
    <meta:user-defined meta:name="Información 3"/>
    <meta:user-defined meta:name="Información 4"/>
  </office:meta>
</office:document-meta>
</file>